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3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ResponseSimpl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Response Simple. Details</text:p>
          </table:table-cell>
          <table:table-cell table:style-name="ce2" office:value-type="string">
            <text:p>OrderResponseSimple</text:p>
          </table:table-cell>
          <table:table-cell table:style-name="ce2" office:value-type="string">
            <text:p>The document used to indicate simple acceptance or rejection of an entire Orde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Respuesta a Pedido Sencilla</text:p>
          </table:table-cell>
          <table:table-cell table:style-name="ce12" office:value-type="string">
            <text:p>Documento de respuesta indicando únicamente la aceptación o rechazo de todo el Pedido.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rder Response Simpl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rder Response Simpl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rder Response Simpl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Order Response Simple. Identifier</text:p>
          </table:table-cell>
          <table:table-cell office:value-type="string">
            <text:p>ID</text:p>
          </table:table-cell>
          <table:table-cell office:value-type="string">
            <text:p>An identifier for the Order Response Simple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dor de la Respuesta al Pedido asignado por el Vendedor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Order Response Simple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Order Response Simple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dor de copia</text:p>
          </table:table-cell>
          <table:table-cell office:value-type="string">
            <text:p>Indica si un documento es una copia (verdadero) o no (falso)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Order Response Simpl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Order Response Simpl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ller on which the Order was responded to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Fecha de emisión</text:p>
          </table:table-cell>
          <table:table-cell office:value-type="string">
            <text:p>Fecha que indica cuando fue respondido el Pedido, asignada por el Vendedor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Order Response Simpl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ller at which the Order was responded to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emisión</text:p>
          </table:table-cell>
          <table:table-cell office:value-type="string">
            <text:p>Hora de que indica cuando fue respondido el Pedido, asignada por el Vendedor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Order Response Simpl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Order Response Simple. <text:s/>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Contiene cualquier texto en formato libre referente a todo el documento o al mensaje. Este elemento puede contener notas o alguna otra información similar que no esté contenida explicitamente en ninguna otra estructura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Order Response Simple. Accepted_ Indicator. Indicator</text:p>
          </table:table-cell>
          <table:table-cell office:value-type="string">
            <text:p>AcceptedIndicator</text:p>
          </table:table-cell>
          <table:table-cell office:value-type="string">
            <text:p>Indicates whether the Order is accepted (true) or rejected (false)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ndicador de aceptación</text:p>
          </table:table-cell>
          <table:table-cell office:value-type="string">
            <text:p>Indica si el Pedido fue aceptado (verdadero) o no (falso)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Order Response Simple. Rejection_ Note. Text</text:p>
          </table:table-cell>
          <table:table-cell office:value-type="string">
            <text:p>RejectionNote</text:p>
          </table:table-cell>
          <table:table-cell office:value-type="string">
            <text:p>The reason for rejection if the order was not accep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ta de rechazo</text:p>
          </table:table-cell>
          <table:table-cell office:value-type="string">
            <text:p>Motivo del rechazo si el pedido no fue aceptad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Order Response Simple. Customer_ Reference. Text</text:p>
          </table:table-cell>
          <table:table-cell office:value-type="string">
            <text:p>CustomerReference</text:p>
          </table:table-cell>
          <table:table-cell office:value-type="string">
            <text:p>A supplementary reference for the transaction (e.g., when using purchasing card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eferencia de cliente</text:p>
          </table:table-cell>
          <table:table-cell office:value-type="string">
            <text:p>Referencia complementaria para esta transacción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Order Response Simple. Accounting Cost Code. Code</text:p>
          </table:table-cell>
          <table:table-cell office:value-type="string">
            <text:p>AccountingCostCode</text:p>
          </table:table-cell>
          <table:table-cell office:value-type="string">
            <text:p>An accounting cost code applied to the order as a who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ódigo de Coste Contable</text:p>
          </table:table-cell>
          <table:table-cell office:value-type="string">
            <text:p>Código contable del comprador aplicado al conjunto del pedido 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Order Response Simple. Accounting Cost. Text</text:p>
          </table:table-cell>
          <table:table-cell office:value-type="string">
            <text:p>AccountingCost</text:p>
          </table:table-cell>
          <table:table-cell office:value-type="string">
            <text:p>An accounting cost code applied to the order as a whole, expressed as tex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ste Contable</text:p>
          </table:table-cell>
          <table:table-cell office:value-type="string">
            <text:p>Código contable del comprador aplicado al conjunto del pedido expresado como texto. </text:p>
          </table:table-cell>
          <table:table-cell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Order Response Simple. Order Reference</text:p>
          </table:table-cell>
          <table:table-cell table:style-name="ce4" office:value-type="string">
            <text:p>OrderReference</text:p>
          </table:table-cell>
          <table:table-cell table:style-name="ce4" office:value-type="string">
            <text:p>An association to Order Reference (the reference of the Order being responded to)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a pedido</text:p>
          </table:table-cell>
          <table:table-cell table:style-name="ce14" office:value-type="string">
            <text:p>Asociación con la referencia al Pedido (Pedido al que se responde)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Order Response Simple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a documento adicional</text:p>
          </table:table-cell>
          <table:table-cell table:style-name="ce14" office:value-type="string">
            <text:p>Asociación con una referencia a un Documento Adicional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18">
            <text:p>18</text:p>
          </table:table-cell>
          <table:table-cell table:style-name="ce4" office:value-type="string">
            <text:p>Order Response Simpl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Order Response Simpl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Vendedor</text:p>
          </table:table-cell>
          <table:table-cell table:style-name="ce14" office:value-type="string">
            <text:p>Asociación con el Vendedor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Order Response Simple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mprador</text:p>
          </table:table-cell>
          <table:table-cell table:style-name="ce14" office:value-type="string">
            <text:p>Asociación con el Comprador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Order Response Simple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Originador</text:p>
          </table:table-cell>
          <table:table-cell table:style-name="ce14" office:value-type="string">
            <text:p>Asociación con el Origina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Order Response Simple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brador</text:p>
          </table:table-cell>
          <table:table-cell table:style-name="ce14" office:value-type="string">
            <text:p>Asociación con el Receptor o Pagador de la factura si es distinto del compra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Order Response Simple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agador</text:p>
          </table:table-cell>
          <table:table-cell table:style-name="ce14" office:value-type="string">
            <text:p>Asociación con el Receptor o Pagador de la factura si es distinto del vendedor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4:27</dc:date>
    <meta:document-statistic meta:table-count="1" meta:cell-count="195" meta:object-count="0"/>
    <meta:generator>OpenOffice.org/3.0$Win32 OpenOffice.org_project/300m9$Build-9358</meta:generator>
  </office:meta>
</office:document-meta>
</file>